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A000000196EE4D4B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Обычный-title">
      <style:graphic-properties draw:auto-grow-height="true" fo:min-height="3.507cm"/>
    </style:style>
    <style:style style:name="pr2" style:family="presentation" style:parent-style-name="Обычный-subtitle">
      <style:graphic-properties draw:fill-color="#ffffff" fo:min-height="8.609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outline1">
      <style:graphic-properties fo:min-height="13.609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6.3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Кузнецов Кирилл Олегович</text:span></text:p>
          </draw:text-box>
        </draw:frame>
        <draw:frame presentation:style-name="pr2" draw:layer="layout" svg:width="25.199cm" svg:height="8.609cm" svg:x="1.5cm" svg:y="5.891cm" presentation:class="subtitle" presentation:user-transformed="true">
          <draw:text-box>
            <text:p>Отчёт по курсовой работе</text:p>
            <text:p><text:span text:style-name="T2"/></text:p>
            <text:p><text:span text:style-name="T2">Реализация арифметического кодирован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7cm" svg:x="1.4cm" svg:y="0.837cm" presentation:class="title">
          <draw:text-box>
            <text:p>Цели работы</text:p>
          </draw:text-box>
        </draw:frame>
        <draw:frame presentation:style-name="pr4" draw:layer="layout" svg:width="25.199cm" svg:height="11.586cm" svg:x="1.5cm" svg:y="5.5cm" presentation:class="outline" presentation:user-transformed="true">
          <draw:text-box>
            <text:list text:style-name="L3">
              <text:list-item>
                <text:p>Реализация архиватора на основе алгоритма</text:p>
                <text:p>арифметического кодирования</text:p>
                <text:p/>
              </text:list-item>
              <text:list-item>
                <text:p>Оценка степени сжатия</text:p>
                <text:p/>
              </text:list-item>
              <text:list-item>
                <text:p>Сравнение с распространёнными архиваторами ( RAR, ZIP, 7-zip - LZ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2" draw:layer="layout" svg:width="25.199cm" svg:height="3.256cm" svg:x="1.4cm" svg:y="0.961cm" presentation:class="title" presentation:user-transformed="true">
          <draw:text-box>
            <text:p text:style-name="P2"><text:span text:style-name="T3">Идея алгоритма</text:span><text:span text:style-name="T3"><text:line-break/></text:span><text:span text:style-name="T3">арифметического кодирования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Сначала каждому кодируемому символу в зависимости от его вероятностной характеристикой <text:s text:c="2"/>ставиться в соответствие интервал из рабочего промежутка, который изначально определён как отрезок</text:span><text:span text:style-name="T4"> от 0 до 1.</text:span></text:p>
              </text:list-item>
              <text:list-item>
                <text:p text:style-name="P3"><text:span text:style-name="T4">Для каждого символа выбираем соответствующий интервал из рабочего промежутка и устанавливаем выбранный интервал как рабочий и т.д., до тех пор пока не дойдём до конца файла.</text:span></text:p>
              </text:list-item>
              <text:list-item>
                <text:p text:style-name="P3"><text:span text:style-name="T4">Затем выбираем какое-то число из итогового промежутка — это и будет код нашего файла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3">Особенности реализации</text:span></text:p>
          </draw:text-box>
        </draw:frame>
        <draw:frame presentation:style-name="pr4" draw:text-style-name="P3" draw:layer="layout" svg:width="25.199cm" svg:height="13.859cm" svg:x="1.5cm" svg:y="5cm" presentation:class="outline" presentation:user-transformed="true">
          <draw:text-box>
            <text:list text:style-name="L4">
              <text:list-item>
                <text:p text:style-name="P3"><text:span text:style-name="T5">В качестве вероятностных характеристик символов используются их действительные частоты в кодируемом файле.</text:span></text:p>
              </text:list-item>
              <text:list-item>
                <text:p text:style-name="P3"><text:span text:style-name="T5">Файлы кодируются и декодируются <text:s/>постепенно, то есть как только каждый раз записывается общая часть двоичного представления границ текущего интервала </text:span></text:p>
              </text:list-item>
              <text:list-item>
                <text:p text:style-name="P3"><text:span text:style-name="T5">В качестве границ интервалов используются целочисленные значения.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4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3">Оценка степени сжатия</text:span><text:span text:style-name="T3"><text:line-break/></text:span><text:span text:style-name="T3">(«случайные» файлы)</text:span></text:p>
          </draw:text-box>
        </draw:frame>
        <draw:frame draw:name="Object 3" draw:style-name="gr2" draw:layer="layout" svg:width="25.199cm" svg:height="11.586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text-style-name="P3" draw:layer="layout" svg:width="25.199cm" svg:height="3cm" svg:x="1.5cm" svg:y="17cm" presentation:class="outline" presentation:user-transformed="true">
          <draw:text-box>
            <text:list text:style-name="L3">
              <text:list-header>
                <text:p text:style-name="P4"><text:span text:style-name="T4">Сжатие «случайных» файлов 11-30% </text:span></text:p>
                <text:p text:style-name="P4"><text:span text:style-name="T4">(для файлов &gt; 10 Кб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4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3">Оценка сжатия</text:span><text:span text:style-name="T3"><text:line-break/></text:span><text:span text:style-name="T3">(текстовый файл)</text:span></text:p>
          </draw:text-box>
        </draw:frame>
        <draw:frame draw:name="Object 1" draw:style-name="gr2" draw:layer="layout" svg:width="25.213cm" svg:height="11.867cm" svg:x="1.401cm" svg:y="4.90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4" draw:layer="layout" svg:width="25.699cm" svg:height="1.61cm" svg:x="1.801cm" svg:y="17.5cm" presentation:class="outline" presentation:user-transformed="true">
          <draw:text-box>
            <text:list text:style-name="L3">
              <text:list-header>
                <text:p text:style-name="P4"><text:span text:style-name="T4">Сжатие составляет 25 — 65% (на файлах &gt;10 Кб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7">
        <draw:frame presentation:style-name="pr1" draw:text-style-name="P2" draw:layer="layout" svg:width="25.199cm" svg:height="3.799cm" svg:x="1.4cm" svg:y="0.691cm" presentation:class="title" presentation:user-transformed="true">
          <draw:text-box>
            <text:p text:style-name="P2"><text:span text:style-name="T3">Сравнение <text:s/>с распространёнными алгоритмами</text:span><text:span text:style-name="T3"><text:line-break/></text:span><text:span text:style-name="T3">(текстовые файлы)</text:span></text:p>
          </draw:text-box>
        </draw:frame>
        <draw:frame draw:name="Object 1" draw:style-name="gr2" draw:layer="layout" svg:width="26.5cm" svg:height="14.046cm" svg:x="1cm" svg:y="4.5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6" draw:layer="layout" svg:width="25.5cm" svg:height="1.5cm" svg:x="1.5cm" svg:y="19cm" presentation:class="outline" presentation:user-transformed="true">
          <draw:text-box>
            <text:list text:style-name="L3">
              <text:list-header>
                <text:p text:style-name="P5"><text:span text:style-name="T5">Проигрыш в сжатии в основном составляет 24-66%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4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3">Сравнение с распространёнными алгоритмами</text:span><text:span text:style-name="T3"><text:line-break/></text:span><text:span text:style-name="T3">(«случайные» файлы)</text:span></text:p>
          </draw:text-box>
        </draw:frame>
        <draw:frame draw:name="Object 3" draw:style-name="gr2" draw:layer="layout" svg:width="25.199cm" svg:height="11.5cm" svg:x="1.4cm" svg:y="4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text-style-name="P7" draw:layer="layout" svg:width="25.199cm" svg:height="2.263cm" svg:x="1.4cm" svg:y="16.5cm" presentation:class="outline" presentation:user-transformed="true">
          <draw:text-box>
            <text:list text:style-name="L3">
              <text:list-header>
                <text:p text:style-name="P7">Проигрыш в сжатии составляет от 35-60%</text:p>
                <text:p text:style-name="P7">(для файлов &gt; 10 Кб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7cm" svg:x="1.4cm" svg:y="0.837cm" presentation:class="title">
          <draw:text-box>
            <text:p>Заключение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Для маленьких(&lt; 10 Кб) файлов реализованный архиватор абсолютно не эффективен.</text:span></text:p>
                <text:p text:style-name="P3"><text:span text:style-name="T4"/></text:p>
              </text:list-item>
              <text:list-item>
                <text:p text:style-name="P3"><text:span text:style-name="T4">На файлах определённого типа, например текстовых, сжатие выше чем в среднем.</text:span></text:p>
                <text:p text:style-name="P3"><text:span text:style-name="T4"/></text:p>
              </text:list-item>
              <text:list-item>
                <text:p text:style-name="P3"><text:span text:style-name="T4">Реализованный архиватор существенно проигрывает распространённым аналогам, объединяющими в себе различные методы сжатия.</text:span></text:p>
                <text:p text:style-name="P3"><text:span text:style-name="T4"/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night2" draw:style="radial" draw:cx="30%" draw:cy="50%" draw:start-color="#000080" draw:end-color="#0099ff" draw:start-intensity="100%" draw:end-intensity="100%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9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9</text:page-number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5T14:29:42.40</meta:creation-date>
    <meta:editing-duration>PT00H12M44S</meta:editing-duration>
    <meta:editing-cycles>2</meta:editing-cycles>
    <dc:date>2009-06-25T21:33:26.38</dc:date>
    <meta:document-statistic meta:object-count="61"/>
    <meta:generator>OpenOffice.org/3.0$Win32 OpenOffice.org_project/300m9$Build-9358</meta:gener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14cm" svg:height="11.868cm" chart:class="chart:bar" chart:style-name="ch1">
        <chart:legend chart:legend-position="bottom" svg:x="11.608cm" svg:y="11.015cm" chart:style-name="ch2"/>
        <chart:plot-area chart:style-name="ch3" chart:data-source-has-labels="both" svg:x="0.504cm" svg:y="0.237cm" svg:width="23.702cm" svg:height="10.542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сжатия</text:p>
              </table:table-cell>
            </table:table-row>
          </table:table-header-rows>
          <table:table-rows>
            <table:table-row>
              <table:table-cell office:value-type="string">
                <text:p>0.0032  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4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.8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.0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10793685913086pt" style:font-size-asian="8.10793685913086pt" style:font-size-complex="8.10793685913086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ffd320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4.047cm" chart:class="chart:bar" chart:style-name="ch1">
        <chart:legend chart:legend-position="bottom" svg:x="9.405cm" svg:y="12.303cm" chart:style-name="ch2"/>
        <chart:plot-area chart:style-name="ch3" chart:data-source-has-labels="both" svg:x="0.529cm" svg:y="0.278cm" svg:width="24.9cm" svg:height="11.308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R</text:p>
              </table:table-cell>
              <table:table-cell office:value-type="string">
                <text:p>ZIP</text:p>
              </table:table-cell>
              <table:table-cell office:value-type="string">
                <text:p>LZMA</text:p>
              </table:table-cell>
              <table:table-cell office:value-type="string">
                <text:p>Арифметическое кодирование</text:p>
              </table:table-cell>
            </table:table-row>
          </table:table-header-rows>
          <table:table-rows>
            <table:table-row>
              <table:table-cell office:value-type="string">
                <text:p>0.0013  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112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488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.852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.04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1.501cm" chart:class="chart:bar" chart:style-name="ch1">
        <chart:legend chart:legend-position="bottom" svg:x="8.507cm" svg:y="10.655cm" chart:style-name="ch2"/>
        <chart:plot-area chart:style-name="ch3" chart:data-source-has-labels="both" svg:x="0.504cm" svg:y="0.23cm" svg:width="23.688cm" svg:height="10.196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R</text:p>
              </table:table-cell>
              <table:table-cell office:value-type="string">
                <text:p>ZIP</text:p>
              </table:table-cell>
              <table:table-cell office:value-type="string">
                <text:p>LZMA</text:p>
              </table:table-cell>
              <table:table-cell office:value-type="string">
                <text:p>Арифметическое кодирование</text:p>
              </table:table-cell>
            </table:table-row>
          </table:table-header-rows>
          <table:table-rows>
            <table:table-row>
              <table:table-cell office:value-type="string">
                <text:p>0.001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072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1.587cm" chart:class="chart:bar" chart:style-name="ch1">
        <chart:legend chart:legend-position="bottom" svg:x="8.507cm" svg:y="10.734cm" chart:style-name="ch2"/>
        <chart:plot-area chart:style-name="ch3" chart:data-source-has-labels="both" svg:x="0.503cm" svg:y="0.231cm" svg:width="23.687cm" svg:height="10.27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Арифметическое кодирование</text:p>
              </table:table-cell>
            </table:table-row>
          </table:table-header-rows>
          <table:table-rows>
            <table:table-row>
              <table:table-cell office:value-type="string">
                <text:p>0.00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0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